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4849101584101</text:p>
          </table:table-cell>
          <table:table-cell office:value-type="string" calcext:value-type="string">
            <text:p>2025-01-18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6736" calcext:value-type="float">
            <text:p>88.94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849101584101</text:p>
          </table:table-cell>
          <table:table-cell office:value-type="string" calcext:value-type="string">
            <text:p>2024-01-03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64824" calcext:value-type="float">
            <text:p>87.36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849101584101</text:p>
          </table:table-cell>
          <table:table-cell office:value-type="string" calcext:value-type="string">
            <text:p>2023-01-04 20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90632" calcext:value-type="float">
            <text:p>86.59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849101584101</text:p>
          </table:table-cell>
          <table:table-cell office:value-type="string" calcext:value-type="string">
            <text:p>2022-01-04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4296" calcext:value-type="float">
            <text:p>84.6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849101584101</text:p>
          </table:table-cell>
          <table:table-cell office:value-type="string" calcext:value-type="string">
            <text:p>2021-01-05 15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9996" calcext:value-type="float">
            <text:p>83.49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849101584101</text:p>
          </table:table-cell>
          <table:table-cell office:value-type="string" calcext:value-type="string">
            <text:p>2020-01-03 21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39384" calcext:value-type="float">
            <text:p>81.93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849101584101</text:p>
          </table:table-cell>
          <table:table-cell office:value-type="string" calcext:value-type="string">
            <text:p>2019-01-03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82312" calcext:value-type="float">
            <text:p>80.9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849101584101</text:p>
          </table:table-cell>
          <table:table-cell office:value-type="string" calcext:value-type="string">
            <text:p>2018-01-03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29456" calcext:value-type="float">
            <text:p>80.2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849101584101</text:p>
          </table:table-cell>
          <table:table-cell office:value-type="string" calcext:value-type="string">
            <text:p>2017-01-04 15:51:4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29584" calcext:value-type="float">
            <text:p>79.7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849101584101</text:p>
          </table:table-cell>
          <table:table-cell office:value-type="string" calcext:value-type="string">
            <text:p>2016-01-03 20:45:5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90216" calcext:value-type="float">
            <text:p>78.6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6" meta:object-count="0"/>
    <meta:user-defined meta:name="AppVersion">3.0</meta:user-defined>
  </office:meta>
</office:document-meta>
</file>